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83.5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Run_FeatureBasedAverageRewards" table:style-name="ta1">
        <table:shapes>
          <draw:frame draw:z-index="0" draw:style-name="gr1" draw:text-style-name="P1" svg:width="453.51pt" svg:height="255.09pt" svg:x="136.86pt" svg:y="2.83pt">
            <draw:object draw:notify-on-update-of-ranges="TestRun_FeatureBasedAverageRewards.A1:TestRun_FeatureBasedAverageRewards.A1 TestRun_FeatureBasedAverageRewards.A2:TestRun_FeatureBasedAverageRewards.A101 TestRun_FeatureBasedAverageRewards.B1:TestRun_FeatureBasedAverageRewards.B1 TestRun_FeatureBasedAverageRewards.B2:TestRun_FeatureBasedAverageRewards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pisodes</text:p>
          </table:table-cell>
          <table:table-cell office:value-type="string" calcext:value-type="string">
            <text:p><text:s/>Average Rewar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850" calcext:value-type="float">
            <text:p>-185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65.7" calcext:value-type="float">
            <text:p>-65.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66.3" calcext:value-type="float">
            <text:p>-66.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70.46" calcext:value-type="float">
            <text:p>-70.4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68.38" calcext:value-type="float">
            <text:p>-68.3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64.64" calcext:value-type="float">
            <text:p>-64.6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63.42" calcext:value-type="float">
            <text:p>-63.4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65.66" calcext:value-type="float">
            <text:p>-65.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66.38" calcext:value-type="float">
            <text:p>-66.3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67.32" calcext:value-type="float">
            <text:p>-67.3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62.04" calcext:value-type="float">
            <text:p>-62.0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66.58" calcext:value-type="float">
            <text:p>-66.5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-64.96" calcext:value-type="float">
            <text:p>-64.9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64.66" calcext:value-type="float">
            <text:p>-64.6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-65.56" calcext:value-type="float">
            <text:p>-65.5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-64.78" calcext:value-type="float">
            <text:p>-64.7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-64.16" calcext:value-type="float">
            <text:p>-64.1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-66.86" calcext:value-type="float">
            <text:p>-66.8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65.04" calcext:value-type="float">
            <text:p>-65.0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-66.38" calcext:value-type="float">
            <text:p>-66.3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-67.14" calcext:value-type="float">
            <text:p>-67.1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-68.46" calcext:value-type="float">
            <text:p>-68.4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-66.52" calcext:value-type="float">
            <text:p>-66.5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65.24" calcext:value-type="float">
            <text:p>-65.2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-69.6" calcext:value-type="float">
            <text:p>-69.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-65.42" calcext:value-type="float">
            <text:p>-65.4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-65.74" calcext:value-type="float">
            <text:p>-65.7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-64.96" calcext:value-type="float">
            <text:p>-64.9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-70.56" calcext:value-type="float">
            <text:p>-70.5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-62.34" calcext:value-type="float">
            <text:p>-62.34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-63.98" calcext:value-type="float">
            <text:p>-63.9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-68.06" calcext:value-type="float">
            <text:p>-68.06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-68.06" calcext:value-type="float">
            <text:p>-68.06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-66.02" calcext:value-type="float">
            <text:p>-66.02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-68.36" calcext:value-type="float">
            <text:p>-68.36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-66.6" calcext:value-type="float">
            <text:p>-66.6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-67.16" calcext:value-type="float">
            <text:p>-67.1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-65.12" calcext:value-type="float">
            <text:p>-65.12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-64.88" calcext:value-type="float">
            <text:p>-64.88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-65.54" calcext:value-type="float">
            <text:p>-65.54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-69.2" calcext:value-type="float">
            <text:p>-69.2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-64.9" calcext:value-type="float">
            <text:p>-64.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-65.68" calcext:value-type="float">
            <text:p>-65.68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-64.6" calcext:value-type="float">
            <text:p>-64.6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-68.94" calcext:value-type="float">
            <text:p>-68.94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-72.76" calcext:value-type="float">
            <text:p>-72.76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-64.9" calcext:value-type="float">
            <text:p>-64.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-68.3" calcext:value-type="float">
            <text:p>-68.3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-66.74" calcext:value-type="float">
            <text:p>-66.74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-65.6" calcext:value-type="float">
            <text:p>-65.6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-63.42" calcext:value-type="float">
            <text:p>-63.42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-65.28" calcext:value-type="float">
            <text:p>-65.28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-68.7" calcext:value-type="float">
            <text:p>-68.7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-69.06" calcext:value-type="float">
            <text:p>-69.06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-70.54" calcext:value-type="float">
            <text:p>-70.54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-62.56" calcext:value-type="float">
            <text:p>-62.56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-66.46" calcext:value-type="float">
            <text:p>-66.4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-64.04" calcext:value-type="float">
            <text:p>-64.04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-66.06" calcext:value-type="float">
            <text:p>-66.06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-65.28" calcext:value-type="float">
            <text:p>-65.2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-69.18" calcext:value-type="float">
            <text:p>-69.18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-66.48" calcext:value-type="float">
            <text:p>-66.48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-67.56" calcext:value-type="float">
            <text:p>-67.56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-67.14" calcext:value-type="float">
            <text:p>-67.14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-65.52" calcext:value-type="float">
            <text:p>-65.52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-70.12" calcext:value-type="float">
            <text:p>-70.12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-70.06" calcext:value-type="float">
            <text:p>-70.0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-65.96" calcext:value-type="float">
            <text:p>-65.96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-67.06" calcext:value-type="float">
            <text:p>-67.06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-70.28" calcext:value-type="float">
            <text:p>-70.28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-64.78" calcext:value-type="float">
            <text:p>-64.78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-70.14" calcext:value-type="float">
            <text:p>-70.14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-66.88" calcext:value-type="float">
            <text:p>-66.88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-65.5" calcext:value-type="float">
            <text:p>-65.5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-68.02" calcext:value-type="float">
            <text:p>-68.02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-65.12" calcext:value-type="float">
            <text:p>-65.12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-61.22" calcext:value-type="float">
            <text:p>-61.2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-65.92" calcext:value-type="float">
            <text:p>-65.92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-66.8" calcext:value-type="float">
            <text:p>-66.8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-65.7" calcext:value-type="float">
            <text:p>-65.7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-67.5" calcext:value-type="float">
            <text:p>-67.5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-63.3" calcext:value-type="float">
            <text:p>-63.3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-63.9" calcext:value-type="float">
            <text:p>-63.9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-67.68" calcext:value-type="float">
            <text:p>-67.68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-66.7" calcext:value-type="float">
            <text:p>-66.7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-64.94" calcext:value-type="float">
            <text:p>-64.94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-67.38" calcext:value-type="float">
            <text:p>-67.3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-64.62" calcext:value-type="float">
            <text:p>-64.62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-68.3" calcext:value-type="float">
            <text:p>-68.3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-68.34" calcext:value-type="float">
            <text:p>-68.34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-64.9" calcext:value-type="float">
            <text:p>-64.9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-65.08" calcext:value-type="float">
            <text:p>-65.08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-67.34" calcext:value-type="float">
            <text:p>-67.34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-62.06" calcext:value-type="float">
            <text:p>-62.06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-69.58" calcext:value-type="float">
            <text:p>-69.58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-66.64" calcext:value-type="float">
            <text:p>-66.6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-65.06" calcext:value-type="float">
            <text:p>-65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9T15:32:58.887000000</dc:date>
    <meta:editing-duration>PT52S</meta:editing-duration>
    <meta:editing-cycles>1</meta:editing-cycles>
    <meta:generator>LibreOffice/6.1.3.2$Windows_X86_64 LibreOffice_project/86daf60bf00efa86ad547e59e09d6bb77c699acb</meta:generator>
    <meta:document-statistic meta:table-count="1" meta:cell-count="2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26cm" svg:y="0.316cm" chart:style-name="ch2">
          <text:p>Feature-Based Q-Learning (Per 100 Episodes)</text:p>
        </chart:title>
        <chart:plot-area chart:style-name="ch3" table:cell-range-address="TestRun_FeatureBasedAverageRewards.A1:TestRun_FeatureBasedAverageRewards.B101" chart:data-source-has-labels="both" svg:x="1.331cm" svg:y="1.275cm" svg:width="14.349cm" svg:height="6.564cm">
          <chartooo:coordinate-region svg:x="2.429cm" svg:y="1.473cm" svg:width="12.786cm" svg:height="6.167cm"/>
          <chart:axis chart:dimension="x" chart:name="primary-x" chart:style-name="ch4" chartooo:axis-type="auto">
            <chart:title svg:x="7.469cm" svg:y="8.019cm" chart:style-name="ch5">
              <text:p># of Episodes</text:p>
            </chart:title>
            <chart:categories table:cell-range-address="TestRun_FeatureBasedAverageRewards.A2:TestRun_FeatureBasedAverageRewards.A101"/>
            <chart:grid chart:style-name="ch6" chart:class="major"/>
          </chart:axis>
          <chart:axis chart:dimension="y" chart:name="primary-y" chart:style-name="ch4">
            <chart:title svg:x="0.451cm" svg:y="5.831cm" chart:style-name="ch7">
              <text:p>Average Reward</text:p>
            </chart:title>
            <chart:grid chart:style-name="ch6" chart:class="major"/>
          </chart:axis>
          <chart:series chart:style-name="ch8" chart:values-cell-range-address="TestRun_FeatureBasedAverageRewards.B2:TestRun_FeatureBasedAverageRewards.B101" chart:label-cell-address="TestRun_FeatureBasedAverageRewards.B1:TestRun_FeatureBasedAverageRewards.B1" chart:class="chart:scatter">
            <chart:domain table:cell-range-address="TestRun_FeatureBasedAverageRewards.A2:TestRun_FeatureBasedAverageRewards.A101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verage Reward</text:p>
                <draw:g>
                  <svg:desc>TestRun_FeatureBasedAverageRewards.B1:TestRun_FeatureBasedAverageRewards.B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TestRun_FeatureBasedAverageRewards.A2:TestRun_FeatureBasedAverageRewards.A101</svg:desc>
                </draw:g>
              </table:table-cell>
              <table:table-cell office:value-type="float" office:value="-65">
                <text:p>-65</text:p>
                <draw:g>
                  <svg:desc>TestRun_FeatureBasedAverageRewards.B2:TestRun_FeatureBasedAverageRewards.B10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1850">
                <text:p>-185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65.7">
                <text:p>-65.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-66.3">
                <text:p>-66.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-70.46">
                <text:p>-70.4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-68.38">
                <text:p>-68.3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-64.64">
                <text:p>-64.6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-63.42">
                <text:p>-63.4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-65.66">
                <text:p>-65.6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66.38">
                <text:p>-66.3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-67.32">
                <text:p>-67.3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-62.04">
                <text:p>-62.0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-66.58">
                <text:p>-66.5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-64.96">
                <text:p>-64.9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-64.66">
                <text:p>-64.6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-65.56">
                <text:p>-65.5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-64.78">
                <text:p>-64.7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-64.16">
                <text:p>-64.1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-66.86">
                <text:p>-66.8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-65.04">
                <text:p>-65.0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-66.38">
                <text:p>-66.38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-67.14">
                <text:p>-67.1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-68.46">
                <text:p>-68.4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-66.52">
                <text:p>-66.5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-65.24">
                <text:p>-65.24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-69.6">
                <text:p>-69.6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-65.42">
                <text:p>-65.4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-65.74">
                <text:p>-65.7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-64.96">
                <text:p>-64.9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-70.56">
                <text:p>-70.5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-62.34">
                <text:p>-62.34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-63.98">
                <text:p>-63.98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-68.06">
                <text:p>-68.06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-68.06">
                <text:p>-68.0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-66.02">
                <text:p>-66.02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-68.36">
                <text:p>-68.36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-66.6">
                <text:p>-66.6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-67.16">
                <text:p>-67.1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-65.12">
                <text:p>-65.12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-64.88">
                <text:p>-64.88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-65.54">
                <text:p>-65.5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-69.2">
                <text:p>-69.2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-64.9">
                <text:p>-64.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-65.68">
                <text:p>-65.68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-64.6">
                <text:p>-64.6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-68.94">
                <text:p>-68.94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-72.76">
                <text:p>-72.76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-64.9">
                <text:p>-64.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68.3">
                <text:p>-68.3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-66.74">
                <text:p>-66.74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-65.6">
                <text:p>-65.6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-63.42">
                <text:p>-63.42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-65.28">
                <text:p>-65.28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-68.7">
                <text:p>-68.7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-69.06">
                <text:p>-69.06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-70.54">
                <text:p>-70.54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-62.56">
                <text:p>-62.56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-66.46">
                <text:p>-66.4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-64.04">
                <text:p>-64.04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-66.06">
                <text:p>-66.06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-65.28">
                <text:p>-65.28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-69.18">
                <text:p>-69.18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-66.48">
                <text:p>-66.48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-67.56">
                <text:p>-67.56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-67.14">
                <text:p>-67.14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-65.52">
                <text:p>-65.52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-70.12">
                <text:p>-70.12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-70.06">
                <text:p>-70.0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-65.96">
                <text:p>-65.96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-67.06">
                <text:p>-67.06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-70.28">
                <text:p>-70.28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-64.78">
                <text:p>-64.78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-70.14">
                <text:p>-70.14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-66.88">
                <text:p>-66.88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-65.5">
                <text:p>-65.5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-68.02">
                <text:p>-68.02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-65.12">
                <text:p>-65.12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-61.22">
                <text:p>-61.2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-65.92">
                <text:p>-65.92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-66.8">
                <text:p>-66.8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-65.7">
                <text:p>-65.7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-67.5">
                <text:p>-67.5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-63.3">
                <text:p>-63.3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-63.9">
                <text:p>-63.9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-67.68">
                <text:p>-67.68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-66.7">
                <text:p>-66.7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-64.94">
                <text:p>-64.94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-67.38">
                <text:p>-67.3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-64.62">
                <text:p>-64.62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-68.3">
                <text:p>-68.3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-68.34">
                <text:p>-68.34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-64.9">
                <text:p>-64.9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-65.08">
                <text:p>-65.08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-67.34">
                <text:p>-67.34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-62.06">
                <text:p>-62.06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-69.58">
                <text:p>-69.58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-66.64">
                <text:p>-66.6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65.06">
                <text:p>-65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